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線條箭頭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2cm" fo:min-width="0.6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5" style:family="graphic" style:parent-style-name="objectwithoutfill">
      <style:graphic-properties draw:marker-end="線條箭頭_20_2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41cm" fo:min-width="0.733cm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41cm" fo:min-width="2.2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41cm" fo:min-width="0.47cm" fo:padding-top="0.165cm" fo:padding-bottom="0.165cm" fo:padding-left="0.29cm" fo:padding-right="0.29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41cm" fo:min-width="0.746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41cm" fo:min-width="2.207cm" fo:padding-top="0.165cm" fo:padding-bottom="0.165cm" fo:padding-left="0.29cm" fo:padding-right="0.29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objectwithoutfill">
      <style:graphic-properties svg:stroke-width="0.081cm" svg:stroke-color="#800080" draw:marker-start="線條箭頭_20_3" draw:marker-start-width="0.421cm" draw:marker-end="線條箭頭_20_4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6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219cm"/>
      <style:paragraph-properties style:writing-mode="lr-tb"/>
    </style:style>
    <style:style style:name="gr20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21" style:family="graphic" style:parent-style-name="objectwithoutfill">
      <style:graphic-properties draw:stroke="dash" draw:stroke-dash="Long_20_Dash_20_Dot" svg:stroke-width="0.053cm" svg:stroke-color="#000000" draw:marker-start-width="0.279cm" draw:marker-end="線條箭頭_20_1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01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42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1.873cm" fo:min-width="0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44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3.152cm" fo:min-width="0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721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2cm" fo:min-width="2.72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5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2cm" fo:min-width="4.47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4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1.33cm" fo:min-width="0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7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4.855cm" fo:min-width="0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72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94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2.514cm" fo:min-width="0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97" style:family="graphic" style:parent-style-name="standard">
      <style:graphic-properties svg:stroke-width="0.081cm" svg:stroke-color="#ff4000" draw:marker-start-width="0.321cm" draw:marker-end-width="0.321cm" draw:fill="none" draw:textarea-vertical-align="middle" draw:auto-grow-height="false" fo:min-height="3.663cm" fo:min-width="0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772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772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772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7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80008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80008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style:paragraph-properties style:text-autospace="none"/>
      <style:text-properties fo:color="#ffffff" loext:opacity="100%" style:font-name="JetBrains Mono" fo:font-size="14pt" style:font-name-asian="JetBrains Mono" style:font-size-asian="14pt" style:font-name-complex="JetBrains Mono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loext:opacity="100%" style:font-name="JetBrains Mono" fo:font-size="14pt" fo:font-style="normal" fo:font-weight="bold" style:font-name-asian="JetBrains Mono" style:font-size-asian="14pt" style:font-style-asian="normal" style:font-weight-asian="bold" style:font-name-complex="JetBrains Mono" style:font-size-complex="14pt" style:font-style-complex="normal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ff400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400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color="#ff0000" loext:opacity="100%" style:font-name="JetBrains Mono" fo:font-size="14pt" style:font-name-asian="JetBrains Mono" style:font-size-asian="14pt" style:font-name-complex="JetBrains Mono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0000" loext:opacity="100%" style:font-name="JetBrains Mono" fo:font-size="14pt" fo:font-style="normal" fo:font-weight="bold" style:font-name-asian="JetBrains Mono" style:font-size-asian="14pt" style:font-style-asian="normal" style:font-weight-asian="bold" style:font-name-complex="JetBrains Mono" style:font-size-complex="14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  <style:text-properties fo:color="#ffffff" loext:opacity="100%" style:font-name="JetBrains Mono" fo:font-size="14pt" style:font-name-asian="JetBrains Mono" style:font-size-asian="14pt" style:font-name-complex="JetBrains Mono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TC" style:font-size-asian="28pt" style:font-style-asian="normal" style:font-weight-asian="bold" style:font-name-complex="Noto Sans CJK TC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TC" style:font-size-asian="18pt" style:font-style-asian="normal" style:font-weight-asian="bold" style:font-name-complex="Noto Sans CJK TC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TC" style:font-size-asian="14pt" style:font-style-asian="normal" style:font-weight-asian="bold" style:font-name-complex="Noto Sans CJK TC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TC" style:font-size-asian="18pt" style:font-style-asian="normal" style:font-weight-asian="bold" style:font-name-complex="Noto Sans CJK TC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JetBrains Mono" fo:font-size="14pt" fo:font-style="normal" fo:text-shadow="none" style:text-underline-style="none" fo:font-weight="bold" style:letter-kerning="true" style:font-name-asian="JetBrains Mono" style:font-size-asian="14pt" style:font-style-asian="normal" style:font-weight-asian="bold" style:font-name-complex="JetBrai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bold" style:letter-kerning="true" style:font-name-asian="JetBrains Mono" style:font-size-asian="14pt" style:font-style-asian="normal" style:font-weight-asian="bold" style:font-name-complex="JetBrains Mono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2cm" svg:y1="6cm" svg:x2="19.25cm" svg:y2="6cm">
          <text:p/>
        </draw:line>
        <draw:line draw:style-name="gr1" draw:text-style-name="P1" draw:layer="layout" svg:x1="3cm" svg:y1="32cm" svg:x2="3cm" svg:y2="2cm">
          <text:p/>
        </draw:line>
        <draw:line draw:style-name="gr1" draw:text-style-name="P1" draw:layer="layout" svg:x1="1.987cm" svg:y1="10cm" svg:x2="19.237cm" svg:y2="10cm">
          <text:p/>
        </draw:line>
        <draw:line draw:style-name="gr1" draw:text-style-name="P1" draw:layer="layout" svg:x1="1.974cm" svg:y1="14cm" svg:x2="19.224cm" svg:y2="14cm">
          <text:p/>
        </draw:line>
        <draw:frame draw:style-name="gr2" draw:text-style-name="P3" draw:layer="layout" svg:width="13.5cm" svg:height="1.352cm" svg:x="3.5cm" svg:y="4.75cm">
          <draw:text-box>
            <text:p text:style-name="P2"><text:span text:style-name="T1"><text:s text:c="5"/></text:span><text:span text:style-name="T1">5 <text:s text:c="4"/>3 <text:s text:c="4"/>3 <text:s text:c="4"/>3 <text:s text:c="4"/>4</text:span></text:p>
          </draw:text-box>
        </draw:frame>
        <draw:custom-shape draw:style-name="gr3" draw:text-style-name="P1" draw:layer="layout" svg:width="1.25cm" svg:height="1.75cm" svg:x="4.7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.352cm" svg:x="5.1cm" svg:y="2.55cm">
          <draw:text-box>
            <text:p text:style-name="P2"><text:span text:style-name="T1">i</text:span></text:p>
          </draw:text-box>
        </draw:frame>
        <draw:line draw:style-name="gr5" draw:text-style-name="P1" xml:id="id1" draw:id="id1" draw:layer="layout" svg:x1="5.45cm" svg:y1="3.75cm" svg:x2="5.45cm" svg:y2="5cm">
          <text:p/>
        </draw:line>
        <draw:frame draw:style-name="gr6" draw:text-style-name="P3" draw:layer="layout" svg:width="13.5cm" svg:height="1.352cm" svg:x="3.5cm" svg:y="12.791cm">
          <draw:text-box>
            <text:p text:style-name="P2"><text:span text:style-name="T1"><text:s text:c="5"/></text:span><text:span text:style-name="T1">4 <text:s text:c="4"/>3 <text:s text:c="4"/>3 <text:s text:c="4"/>3 <text:s text:c="4"/>5</text:span></text:p>
          </draw:text-box>
        </draw:frame>
        <draw:line draw:style-name="gr1" draw:text-style-name="P1" draw:layer="layout" svg:x1="1.961cm" svg:y1="18.02cm" svg:x2="19.211cm" svg:y2="18.02cm">
          <text:p/>
        </draw:line>
        <draw:frame draw:style-name="gr7" draw:text-style-name="P3" draw:layer="layout" svg:width="13.5cm" svg:height="1.352cm" svg:x="3.487cm" svg:y="16.811cm">
          <draw:text-box>
            <text:p text:style-name="P2"><text:span text:style-name="T1"><text:s text:c="5"/></text:span><text:span text:style-name="T1">4 <text:s text:c="4"/>3 <text:s text:c="4"/>3 <text:s text:c="4"/>3 <text:s text:c="4"/>5</text:span></text:p>
          </draw:text-box>
        </draw:frame>
        <draw:custom-shape draw:style-name="gr8" draw:text-style-name="P1" draw:layer="layout" svg:width="1.313cm" svg:height="1.771cm" svg:x="4.687cm" svg:y="16.5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863cm" svg:height="1.352cm" svg:x="5.087cm" svg:y="14.511cm">
          <draw:text-box>
            <text:p text:style-name="P2"><text:span text:style-name="T1">i</text:span></text:p>
          </draw:text-box>
        </draw:frame>
        <draw:line draw:style-name="gr5" draw:text-style-name="P1" draw:layer="layout" svg:x1="5.437cm" svg:y1="15.811cm" svg:x2="5.437cm" svg:y2="17.061cm">
          <text:p/>
        </draw:line>
        <draw:custom-shape draw:style-name="gr10" draw:text-style-name="P1" draw:layer="layout" svg:width="2.8cm" svg:height="1.771cm" svg:x="10.75cm" svg:y="12.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5cm" svg:height="1.771cm" svg:x="12.5cm" svg:y="4.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8cm" svg:height="1.771cm" svg:x="10.75cm" svg:y="16.5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48cm" svg:y1="22.04cm" svg:x2="19.198cm" svg:y2="22.04cm">
          <text:p/>
        </draw:line>
        <draw:frame draw:style-name="gr12" draw:text-style-name="P3" draw:layer="layout" svg:width="13.5cm" svg:height="1.352cm" svg:x="3.474cm" svg:y="20.831cm">
          <draw:text-box>
            <text:p text:style-name="P2"><text:span text:style-name="T1"><text:s text:c="5"/></text:span><text:span text:style-name="T1">4 <text:s text:c="4"/>3 <text:s text:c="4"/>3 <text:s text:c="4"/>3 <text:s text:c="4"/>5</text:span></text:p>
          </draw:text-box>
        </draw:frame>
        <draw:custom-shape draw:style-name="gr13" draw:text-style-name="P1" draw:layer="layout" svg:width="1.326cm" svg:height="1.771cm" svg:x="4.674cm" svg:y="20.56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0.863cm" svg:height="1.352cm" svg:x="5.074cm" svg:y="18.531cm">
          <draw:text-box>
            <text:p text:style-name="P2"><text:span text:style-name="T1">i</text:span></text:p>
          </draw:text-box>
        </draw:frame>
        <draw:line draw:style-name="gr5" draw:text-style-name="P1" draw:layer="layout" svg:x1="5.424cm" svg:y1="19.831cm" svg:x2="5.424cm" svg:y2="21.081cm">
          <text:p/>
        </draw:line>
        <draw:custom-shape draw:style-name="gr15" draw:text-style-name="P1" draw:layer="layout" svg:width="2.787cm" svg:height="1.771cm" svg:x="10.75cm" svg:y="20.54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6.575cm" svg:height="0.962cm" svg:x="5.575cm" svg:y="18.831cm">
          <draw:text-box>
            <text:p text:style-name="P4"><text:span text:style-name="T2">Use i-- to stay idex 1</text:span></text:p>
          </draw:text-box>
        </draw:frame>
        <draw:connector draw:style-name="gr17" draw:text-style-name="P1" draw:layer="layout" draw:type="curve" svg:x1="5.45cm" svg:y1="5cm" svg:x2="12.85cm" svg:y2="5cm" draw:start-shape="id1" draw:start-glue-point="2" draw:end-shape="id2" draw:end-glue-point="2" svg:d="M5450 5000h7400" svg:viewBox="0 0 7401 1">
          <text:p/>
        </draw:connector>
        <draw:frame draw:style-name="gr18" draw:text-style-name="P7" draw:layer="layout" svg:width="2.474cm" svg:height="0.962cm" svg:x="9.276cm" svg:y="4.031cm">
          <draw:text-box>
            <text:p text:style-name="P6"><text:span text:style-name="T3">swap</text:span></text:p>
          </draw:text-box>
        </draw:frame>
        <draw:line draw:style-name="gr5" draw:text-style-name="P1" draw:layer="layout" svg:x1="6.5cm" svg:y1="15.75cm" svg:x2="5.5cm" svg:y2="17cm">
          <text:p/>
        </draw:line>
        <draw:frame draw:style-name="gr19" draw:text-style-name="P5" draw:layer="layout" svg:width="8.924cm" svg:height="1.673cm" svg:x="6.376cm" svg:y="14.831cm">
          <draw:text-box>
            <text:p text:style-name="P4"><text:span text:style-name="T2">Does not check the value,</text:span></text:p>
            <text:p text:style-name="P4"><text:span text:style-name="T2">i should not move forward</text:span></text:p>
          </draw:text-box>
        </draw:frame>
        <draw:line draw:style-name="gr20" draw:text-style-name="P1" draw:layer="layout" svg:x1="5.25cm" svg:y1="2.5cm" svg:x2="5.25cm" svg:y2="32cm">
          <text:p/>
        </draw:line>
        <draw:line draw:style-name="gr20" draw:text-style-name="P1" draw:layer="layout" svg:x1="7.35cm" svg:y1="2.5cm" svg:x2="7.35cm" svg:y2="32cm">
          <text:p/>
        </draw:line>
        <draw:line draw:style-name="gr20" draw:text-style-name="P1" draw:layer="layout" svg:x1="9.25cm" svg:y1="2.5cm" svg:x2="9.25cm" svg:y2="32cm">
          <text:p/>
        </draw:line>
        <draw:line draw:style-name="gr20" draw:text-style-name="P1" draw:layer="layout" svg:x1="11.25cm" svg:y1="2.5cm" svg:x2="11.25cm" svg:y2="32cm">
          <text:p/>
        </draw:line>
        <draw:line draw:style-name="gr20" draw:text-style-name="P1" draw:layer="layout" svg:x1="13.1cm" svg:y1="2.5cm" svg:x2="13.1cm" svg:y2="32cm">
          <text:p/>
        </draw:line>
        <draw:line draw:style-name="gr21" draw:text-style-name="P1" draw:layer="layout" svg:x1="1.935cm" svg:y1="31.74cm" svg:x2="19.185cm" svg:y2="31.74cm">
          <text:p/>
        </draw:line>
        <draw:frame draw:style-name="gr22" draw:text-style-name="P5" draw:layer="layout" svg:width="2.274cm" svg:height="0.962cm" svg:x="1.176cm" svg:y="31.631cm">
          <draw:text-box>
            <text:p text:style-name="P4"><text:span text:style-name="T2">index</text:span></text:p>
          </draw:text-box>
        </draw:frame>
        <draw:frame draw:style-name="gr23" draw:text-style-name="P5" draw:layer="layout" svg:width="0.724cm" svg:height="0.962cm" svg:x="4.876cm" svg:y="31.931cm">
          <draw:text-box>
            <text:p text:style-name="P4"><text:span text:style-name="T2">0</text:span></text:p>
          </draw:text-box>
        </draw:frame>
        <draw:frame draw:style-name="gr24" draw:text-style-name="P5" draw:layer="layout" svg:width="0.724cm" svg:height="0.962cm" svg:x="7.076cm" svg:y="31.931cm">
          <draw:text-box>
            <text:p text:style-name="P4"><text:span text:style-name="T2">1</text:span></text:p>
          </draw:text-box>
        </draw:frame>
        <draw:frame draw:style-name="gr25" draw:text-style-name="P5" draw:layer="layout" svg:width="0.724cm" svg:height="0.962cm" svg:x="8.876cm" svg:y="31.931cm">
          <draw:text-box>
            <text:p text:style-name="P4"><text:span text:style-name="T2">2</text:span></text:p>
          </draw:text-box>
        </draw:frame>
        <draw:frame draw:style-name="gr26" draw:text-style-name="P5" draw:layer="layout" svg:width="0.724cm" svg:height="0.962cm" svg:x="10.776cm" svg:y="31.931cm">
          <draw:text-box>
            <text:p text:style-name="P4"><text:span text:style-name="T2">3</text:span></text:p>
          </draw:text-box>
        </draw:frame>
        <draw:frame draw:style-name="gr27" draw:text-style-name="P5" draw:layer="layout" svg:width="0.724cm" svg:height="0.962cm" svg:x="12.676cm" svg:y="31.931cm">
          <draw:text-box>
            <text:p text:style-name="P4"><text:span text:style-name="T2">4</text:span></text:p>
          </draw:text-box>
        </draw:frame>
        <draw:frame draw:style-name="gr28" draw:text-style-name="P3" draw:layer="layout" svg:width="13.5cm" svg:height="1.352cm" svg:x="3.5cm" svg:y="8.75cm">
          <draw:text-box>
            <text:p text:style-name="P2"><text:span text:style-name="T1"><text:s text:c="5"/></text:span><text:span text:style-name="T1">4 <text:s text:c="4"/>3 <text:s text:c="4"/>3 <text:s text:c="4"/>3 <text:s text:c="4"/>5</text:span></text:p>
          </draw:text-box>
        </draw:frame>
        <draw:custom-shape draw:style-name="gr3" draw:text-style-name="P1" draw:layer="layout" svg:width="1.25cm" svg:height="1.75cm" svg:x="4.7cm" svg:y="8.521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cm" svg:height="1.352cm" svg:x="5.1cm" svg:y="6.571cm">
          <draw:text-box>
            <text:p text:style-name="P2"><text:span text:style-name="T1">i</text:span></text:p>
          </draw:text-box>
        </draw:frame>
        <draw:line draw:style-name="gr5" draw:text-style-name="P1" draw:layer="layout" svg:x1="5.45cm" svg:y1="7.771cm" svg:x2="5.45cm" svg:y2="9.021cm">
          <text:p/>
        </draw:line>
        <draw:custom-shape draw:style-name="gr11" draw:text-style-name="P1" draw:layer="layout" svg:width="1.05cm" svg:height="1.771cm" svg:x="12.5cm" svg:y="8.541cm">
          <text:p/>
          <draw:enhanced-geometry svg:viewBox="0 0 21600 21600" draw:type="rectangle" draw:enhanced-path="M 0 0 L 21600 0 21600 21600 0 21600 0 0 Z N"/>
        </draw:custom-shape>
        <draw:line draw:style-name="gr5" draw:text-style-name="P1" xml:id="id2" draw:id="id2" draw:layer="layout" svg:x1="12.85cm" svg:y1="3.75cm" svg:x2="12.85cm" svg:y2="5cm">
          <text:p/>
        </draw:line>
        <draw:frame draw:style-name="gr30" draw:text-style-name="P9" draw:layer="layout" svg:width="8.1cm" svg:height="0.806cm" svg:x="12.6cm" svg:y="3.15cm">
          <draw:text-box>
            <text:p text:style-name="P8"><text:span text:style-name="T4">rightMostSectionLeftBoundary</text:span></text:p>
          </draw:text-box>
        </draw:frame>
        <draw:line draw:style-name="gr5" draw:text-style-name="P1" draw:layer="layout" svg:x1="12.85cm" svg:y1="7.75cm" svg:x2="12.85cm" svg:y2="9cm">
          <text:p/>
        </draw:line>
        <draw:line draw:style-name="gr5" draw:text-style-name="P1" xml:id="id4" draw:id="id4" draw:layer="layout" svg:x1="10.95cm" svg:y1="11.85cm" svg:x2="10.95cm" svg:y2="13.1cm">
          <text:p/>
        </draw:line>
        <draw:frame draw:style-name="gr31" draw:text-style-name="P9" draw:layer="layout" svg:width="8.1cm" svg:height="0.806cm" svg:x="12.6cm" svg:y="7.15cm">
          <draw:text-box>
            <text:p text:style-name="P8"><text:span text:style-name="T4">rightMostSectionLeftBoundary</text:span></text:p>
          </draw:text-box>
        </draw:frame>
        <draw:frame draw:style-name="gr32" draw:text-style-name="P9" draw:layer="layout" svg:width="8.1cm" svg:height="0.806cm" svg:x="10.7cm" svg:y="11.25cm">
          <draw:text-box>
            <text:p text:style-name="P8"><text:span text:style-name="T4">rightMostSectionLeftBoundary</text:span></text:p>
          </draw:text-box>
        </draw:frame>
        <draw:custom-shape draw:style-name="gr3" draw:text-style-name="P1" draw:layer="layout" svg:width="1.25cm" svg:height="1.75cm" svg:x="4.7cm" svg:y="12.521cm">
          <text:p/>
          <draw:enhanced-geometry svg:viewBox="0 0 21600 21600" draw:type="rectangle" draw:enhanced-path="M 0 0 L 21600 0 21600 21600 0 21600 0 0 Z N"/>
        </draw:custom-shape>
        <draw:line draw:style-name="gr5" draw:text-style-name="P1" xml:id="id3" draw:id="id3" draw:layer="layout" svg:x1="5.45cm" svg:y1="11.871cm" svg:x2="5.45cm" svg:y2="13.121cm">
          <text:p/>
        </draw:line>
        <draw:frame draw:style-name="gr33" draw:text-style-name="P3" draw:layer="layout" svg:width="1cm" svg:height="1.352cm" svg:x="5.1cm" svg:y="10.571cm">
          <draw:text-box>
            <text:p text:style-name="P2"><text:span text:style-name="T1">i</text:span></text:p>
          </draw:text-box>
        </draw:frame>
        <draw:connector draw:style-name="gr17" draw:text-style-name="P1" draw:layer="layout" draw:type="curve" svg:x1="5.45cm" svg:y1="13.121cm" svg:x2="10.95cm" svg:y2="13.1cm" draw:start-shape="id3" draw:start-glue-point="2" draw:end-shape="id4" draw:end-glue-point="2" svg:d="M5450 13121c4125 0 1375-21 5500-21" svg:viewBox="0 0 5501 22">
          <text:p/>
        </draw:connector>
        <draw:frame draw:style-name="gr34" draw:text-style-name="P7" draw:layer="layout" svg:width="2.124cm" svg:height="0.962cm" svg:x="7.376cm" svg:y="12.131cm">
          <draw:text-box>
            <text:p text:style-name="P6"><text:span text:style-name="T3">swap</text:span></text:p>
          </draw:text-box>
        </draw:frame>
        <draw:line draw:style-name="gr1" draw:text-style-name="P1" draw:layer="layout" svg:x1="1.961cm" svg:y1="26.02cm" svg:x2="19.211cm" svg:y2="26.02cm">
          <text:p/>
        </draw:line>
        <draw:frame draw:style-name="gr35" draw:text-style-name="P3" draw:layer="layout" svg:width="13.5cm" svg:height="1.352cm" svg:x="3.487cm" svg:y="24.811cm">
          <draw:text-box>
            <text:p text:style-name="P2"><text:span text:style-name="T1"><text:s text:c="5"/></text:span><text:span text:style-name="T1">4 <text:s text:c="4"/>3 <text:s text:c="4"/>3 <text:s text:c="4"/>3 <text:s text:c="4"/>5</text:span></text:p>
          </draw:text-box>
        </draw:frame>
        <draw:custom-shape draw:style-name="gr10" draw:text-style-name="P1" draw:layer="layout" svg:width="2.8cm" svg:height="1.771cm" svg:x="10.737cm" svg:y="24.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37cm" svg:y1="23.87cm" svg:x2="10.937cm" svg:y2="25.12cm">
          <text:p/>
        </draw:line>
        <draw:frame draw:style-name="gr36" draw:text-style-name="P9" draw:layer="layout" svg:width="8.1cm" svg:height="0.806cm" svg:x="10.687cm" svg:y="23.27cm">
          <draw:text-box>
            <text:p text:style-name="P8"><text:span text:style-name="T4">rightMostSectionLeftBoundary</text:span></text:p>
          </draw:text-box>
        </draw:frame>
        <draw:custom-shape draw:style-name="gr3" draw:text-style-name="P1" draw:layer="layout" svg:width="1.25cm" svg:height="1.75cm" svg:x="4.687cm" svg:y="24.54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37cm" svg:y1="23.891cm" svg:x2="5.437cm" svg:y2="25.141cm">
          <text:p/>
        </draw:line>
        <draw:frame draw:style-name="gr37" draw:text-style-name="P3" draw:layer="layout" svg:width="1cm" svg:height="1.352cm" svg:x="5.087cm" svg:y="22.591cm">
          <draw:text-box>
            <text:p text:style-name="P2"><text:span text:style-name="T1">i</text:span></text:p>
          </draw:text-box>
        </draw:frame>
        <draw:connector draw:style-name="gr17" draw:text-style-name="P1" draw:layer="layout" draw:type="curve" svg:x1="5.45cm" svg:y1="25.122cm" svg:x2="10.95cm" svg:y2="25.101cm" svg:d="M5450 25122c4125 0 1375-21 5500-21" svg:viewBox="0 0 5501 22">
          <text:p/>
        </draw:connector>
        <draw:frame draw:style-name="gr38" draw:text-style-name="P7" draw:layer="layout" svg:width="2.124cm" svg:height="0.962cm" svg:x="7.376cm" svg:y="24.231cm">
          <draw:text-box>
            <text:p text:style-name="P6"><text:span text:style-name="T3">swap</text:span></text:p>
          </draw:text-box>
        </draw:frame>
        <draw:line draw:style-name="gr1" draw:text-style-name="P1" draw:layer="layout" svg:x1="1.948cm" svg:y1="29.94cm" svg:x2="19.198cm" svg:y2="29.94cm">
          <text:p/>
        </draw:line>
        <draw:frame draw:style-name="gr39" draw:text-style-name="P3" draw:layer="layout" svg:width="13.5cm" svg:height="1.352cm" svg:x="3.474cm" svg:y="28.731cm">
          <draw:text-box>
            <text:p text:style-name="P2"><text:span text:style-name="T1"><text:s text:c="5"/></text:span><text:span text:style-name="T1">3 <text:s text:c="4"/>3 <text:s text:c="4"/>3 <text:s text:c="4"/>4 <text:s text:c="4"/>5</text:span></text:p>
          </draw:text-box>
        </draw:frame>
        <draw:custom-shape draw:style-name="gr10" draw:text-style-name="P1" draw:layer="layout" svg:width="2.8cm" svg:height="1.771cm" svg:x="10.724cm" svg:y="28.4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24cm" svg:y1="27.79cm" svg:x2="10.924cm" svg:y2="29.04cm">
          <text:p/>
        </draw:line>
        <draw:frame draw:style-name="gr40" draw:text-style-name="P9" draw:layer="layout" svg:width="8.1cm" svg:height="0.806cm" svg:x="10.674cm" svg:y="27.19cm">
          <draw:text-box>
            <text:p text:style-name="P8"><text:span text:style-name="T4">rightMostSectionLeftBoundary</text:span></text:p>
          </draw:text-box>
        </draw:frame>
        <draw:custom-shape draw:style-name="gr3" draw:text-style-name="P1" draw:layer="layout" svg:width="1.25cm" svg:height="1.75cm" svg:x="4.674cm" svg:y="28.46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24cm" svg:y1="27.811cm" svg:x2="5.424cm" svg:y2="29.061cm">
          <text:p/>
        </draw:line>
        <draw:frame draw:style-name="gr41" draw:text-style-name="P3" draw:layer="layout" svg:width="1cm" svg:height="1.352cm" svg:x="5.074cm" svg:y="26.511cm">
          <draw:text-box>
            <text:p text:style-name="P2"><text:span text:style-name="T1">i</text:span></text:p>
          </draw:text-box>
        </draw:frame>
        <draw:custom-shape draw:style-name="gr42" draw:text-style-name="P1" draw:layer="layout" svg:width="1.25cm" svg:height="2.323cm" draw:transform="rotate (1.5707963267949) translate (11.927cm 11.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11" draw:layer="layout" svg:width="6.95cm" svg:height="0.962cm" svg:x="14.15cm" svg:y="10.138cm">
          <draw:text-box>
            <text:p text:style-name="P10"><text:span text:style-name="T5">Right most section</text:span></text:p>
          </draw:text-box>
        </draw:frame>
        <draw:custom-shape draw:style-name="gr44" draw:text-style-name="P1" draw:layer="layout" svg:width="1.25cm" svg:height="3.672cm" draw:transform="rotate (1.5707963267949) translate (10.328cm 31.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5" draw:text-style-name="P11" draw:layer="layout" svg:width="6.95cm" svg:height="0.962cm" svg:x="13.8cm" svg:y="30.25cm">
          <draw:text-box>
            <text:p text:style-name="P10"><text:span text:style-name="T5">Right most section</text:span></text:p>
          </draw:text-box>
        </draw:frame>
        <draw:frame draw:style-name="gr46" draw:text-style-name="P13" draw:layer="layout" svg:width="4.45cm" svg:height="0.971cm" svg:x="13.4cm" svg:y="0.952cm">
          <draw:text-box>
            <text:p text:style-name="P12"><text:span text:style-name="T6">pivotValue = 3</text:span></text:p>
          </draw:text-box>
        </draw:frame>
      </draw:page>
      <draw:page draw:name="page2" draw:style-name="dp1" draw:master-page-name="預設">
        <draw:line draw:style-name="gr1" draw:text-style-name="P1" draw:layer="layout" svg:x1="2cm" svg:y1="6cm" svg:x2="19.25cm" svg:y2="6cm">
          <text:p/>
        </draw:line>
        <draw:line draw:style-name="gr1" draw:text-style-name="P1" draw:layer="layout" svg:x1="3cm" svg:y1="35.75cm" svg:x2="3cm" svg:y2="2cm">
          <text:p/>
        </draw:line>
        <draw:line draw:style-name="gr1" draw:text-style-name="P1" draw:layer="layout" svg:x1="1.987cm" svg:y1="10cm" svg:x2="19.237cm" svg:y2="10cm">
          <text:p/>
        </draw:line>
        <draw:line draw:style-name="gr1" draw:text-style-name="P1" draw:layer="layout" svg:x1="1.974cm" svg:y1="14cm" svg:x2="19.224cm" svg:y2="14cm">
          <text:p/>
        </draw:line>
        <draw:frame draw:style-name="gr47" draw:text-style-name="P3" draw:layer="layout" svg:width="13.5cm" svg:height="1.352cm" svg:x="3.5cm" svg:y="4.75cm">
          <draw:text-box>
            <text:p text:style-name="P2"><text:span text:style-name="T1"><text:s text:c="5"/></text:span><text:span text:style-name="T1">3 <text:s text:c="4"/>3 <text:s text:c="4"/>3 <text:s text:c="4"/>3 <text:s text:c="4"/>5</text:span></text:p>
          </draw:text-box>
        </draw:frame>
        <draw:custom-shape draw:style-name="gr3" draw:text-style-name="P1" draw:layer="layout" svg:width="1.25cm" svg:height="1.75cm" svg:x="4.7cm" svg:y="4.5cm">
          <text:p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1cm" svg:height="1.352cm" svg:x="5cm" svg:y="2.45cm">
          <draw:text-box>
            <text:p text:style-name="P2"><text:span text:style-name="T1">i</text:span></text:p>
          </draw:text-box>
        </draw:frame>
        <draw:line draw:style-name="gr5" draw:text-style-name="P1" draw:layer="layout" svg:x1="5.35cm" svg:y1="3.75cm" svg:x2="5.35cm" svg:y2="5cm">
          <text:p/>
        </draw:line>
        <draw:frame draw:style-name="gr49" draw:text-style-name="P3" draw:layer="layout" svg:width="13.5cm" svg:height="1.352cm" svg:x="3.5cm" svg:y="8.771cm">
          <draw:text-box>
            <text:p text:style-name="P2"><text:span text:style-name="T1"><text:s text:c="5"/></text:span><text:span text:style-name="T1">3 <text:s text:c="4"/>3 <text:s text:c="4"/>3 <text:s text:c="4"/>3 <text:s text:c="4"/>5</text:span></text:p>
          </draw:text-box>
        </draw:frame>
        <draw:custom-shape draw:style-name="gr11" draw:text-style-name="P1" draw:layer="layout" svg:width="1.05cm" svg:height="1.771cm" svg:x="12.5cm" svg:y="4.52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.25cm" svg:y1="2.5cm" svg:x2="5.25cm" svg:y2="35.5cm">
          <text:p/>
        </draw:line>
        <draw:line draw:style-name="gr20" draw:text-style-name="P1" draw:layer="layout" svg:x1="7.45cm" svg:y1="2.5cm" svg:x2="7.5cm" svg:y2="35.5cm">
          <text:p/>
        </draw:line>
        <draw:line draw:style-name="gr20" draw:text-style-name="P1" draw:layer="layout" svg:x1="9.25cm" svg:y1="2.5cm" svg:x2="9.25cm" svg:y2="35.5cm">
          <text:p/>
        </draw:line>
        <draw:line draw:style-name="gr20" draw:text-style-name="P1" draw:layer="layout" svg:x1="11.1cm" svg:y1="2.75cm" svg:x2="11.1cm" svg:y2="35.5cm">
          <text:p/>
        </draw:line>
        <draw:line draw:style-name="gr20" draw:text-style-name="P1" draw:layer="layout" svg:x1="13cm" svg:y1="2.5cm" svg:x2="13cm" svg:y2="35.5cm">
          <text:p/>
        </draw:line>
        <draw:line draw:style-name="gr21" draw:text-style-name="P1" draw:layer="layout" svg:x1="1.935cm" svg:y1="16.84cm" svg:x2="19.185cm" svg:y2="16.84cm">
          <text:p/>
        </draw:line>
        <draw:frame draw:style-name="gr50" draw:text-style-name="P5" draw:layer="layout" svg:width="2.274cm" svg:height="0.962cm" svg:x="1.176cm" svg:y="16.731cm">
          <draw:text-box>
            <text:p text:style-name="P4"><text:span text:style-name="T2">index</text:span></text:p>
          </draw:text-box>
        </draw:frame>
        <draw:frame draw:style-name="gr51" draw:text-style-name="P5" draw:layer="layout" svg:width="0.724cm" svg:height="0.962cm" svg:x="4.876cm" svg:y="17.031cm">
          <draw:text-box>
            <text:p text:style-name="P4"><text:span text:style-name="T2">0</text:span></text:p>
          </draw:text-box>
        </draw:frame>
        <draw:frame draw:style-name="gr52" draw:text-style-name="P5" draw:layer="layout" svg:width="0.724cm" svg:height="0.962cm" svg:x="7.076cm" svg:y="17.031cm">
          <draw:text-box>
            <text:p text:style-name="P4"><text:span text:style-name="T2">1</text:span></text:p>
          </draw:text-box>
        </draw:frame>
        <draw:frame draw:style-name="gr53" draw:text-style-name="P5" draw:layer="layout" svg:width="0.724cm" svg:height="0.962cm" svg:x="8.876cm" svg:y="17.031cm">
          <draw:text-box>
            <text:p text:style-name="P4"><text:span text:style-name="T2">2</text:span></text:p>
          </draw:text-box>
        </draw:frame>
        <draw:frame draw:style-name="gr54" draw:text-style-name="P5" draw:layer="layout" svg:width="0.724cm" svg:height="0.962cm" svg:x="10.776cm" svg:y="17.031cm">
          <draw:text-box>
            <text:p text:style-name="P4"><text:span text:style-name="T2">3</text:span></text:p>
          </draw:text-box>
        </draw:frame>
        <draw:frame draw:style-name="gr55" draw:text-style-name="P5" draw:layer="layout" svg:width="0.724cm" svg:height="0.962cm" svg:x="12.676cm" svg:y="17.031cm">
          <draw:text-box>
            <text:p text:style-name="P4"><text:span text:style-name="T2">4</text:span></text:p>
          </draw:text-box>
        </draw:frame>
        <draw:custom-shape draw:style-name="gr56" draw:text-style-name="P1" draw:layer="layout" svg:width="3.3cm" svg:height="1.75cm" svg:x="4.7cm" svg:y="8.521cm">
          <text:p/>
          <draw:enhanced-geometry svg:viewBox="0 0 21600 21600" draw:type="rectangle" draw:enhanced-path="M 0 0 L 21600 0 21600 21600 0 21600 0 0 Z N"/>
        </draw:custom-shape>
        <draw:frame draw:style-name="gr57" draw:text-style-name="P3" draw:layer="layout" svg:width="1cm" svg:height="1.352cm" svg:x="7cm" svg:y="6.471cm">
          <draw:text-box>
            <text:p text:style-name="P2"><text:span text:style-name="T1">i</text:span></text:p>
          </draw:text-box>
        </draw:frame>
        <draw:line draw:style-name="gr5" draw:text-style-name="P1" draw:layer="layout" svg:x1="7.35cm" svg:y1="7.771cm" svg:x2="7.35cm" svg:y2="9.021cm">
          <text:p/>
        </draw:line>
        <draw:custom-shape draw:style-name="gr11" draw:text-style-name="P1" draw:layer="layout" svg:width="1.05cm" svg:height="1.771cm" svg:x="12.5cm" svg:y="8.541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13.5cm" svg:height="1.352cm" svg:x="3.5cm" svg:y="12.771cm">
          <draw:text-box>
            <text:p text:style-name="P2"><text:span text:style-name="T1"><text:s text:c="5"/></text:span><text:span text:style-name="T1">3 <text:s text:c="4"/>3 <text:s text:c="4"/>3 <text:s text:c="4"/>3 <text:s text:c="4"/>5</text:span></text:p>
          </draw:text-box>
        </draw:frame>
        <draw:custom-shape draw:style-name="gr59" draw:text-style-name="P1" draw:layer="layout" svg:width="5.05cm" svg:height="1.75cm" svg:x="4.7cm" svg:y="12.542cm">
          <text:p/>
          <draw:enhanced-geometry svg:viewBox="0 0 21600 21600" draw:type="rectangle" draw:enhanced-path="M 0 0 L 21600 0 21600 21600 0 21600 0 0 Z N"/>
        </draw:custom-shape>
        <draw:frame draw:style-name="gr60" draw:text-style-name="P3" draw:layer="layout" svg:width="1cm" svg:height="1.352cm" svg:x="8.7cm" svg:y="10.492cm">
          <draw:text-box>
            <text:p text:style-name="P2"><text:span text:style-name="T1">i</text:span></text:p>
          </draw:text-box>
        </draw:frame>
        <draw:line draw:style-name="gr5" draw:text-style-name="P1" draw:layer="layout" svg:x1="9.15cm" svg:y1="11.792cm" svg:x2="9.15cm" svg:y2="13.042cm">
          <text:p/>
        </draw:line>
        <draw:custom-shape draw:style-name="gr11" draw:text-style-name="P1" draw:layer="layout" svg:width="1.05cm" svg:height="1.771cm" svg:x="12.5cm" svg:y="12.56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5cm" svg:y1="3.75cm" svg:x2="6.05cm" svg:y2="5cm">
          <text:p/>
        </draw:line>
        <draw:line draw:style-name="gr5" draw:text-style-name="P1" draw:layer="layout" svg:x1="8.15cm" svg:y1="7.771cm" svg:x2="8.15cm" svg:y2="9.021cm">
          <text:p/>
        </draw:line>
        <draw:line draw:style-name="gr5" draw:text-style-name="P1" draw:layer="layout" svg:x1="9.85cm" svg:y1="11.792cm" svg:x2="9.85cm" svg:y2="13.042cm">
          <text:p/>
        </draw:line>
        <draw:frame draw:style-name="gr61" draw:text-style-name="P9" draw:layer="layout" svg:width="8.1cm" svg:height="0.971cm" svg:x="5.8cm" svg:y="3.15cm">
          <draw:text-box>
            <text:p text:style-name="P14"><text:span text:style-name="T7">middleSectionRightBoundary</text:span></text:p>
          </draw:text-box>
        </draw:frame>
        <draw:frame draw:style-name="gr62" draw:text-style-name="P9" draw:layer="layout" svg:width="8.1cm" svg:height="0.971cm" svg:x="7.9cm" svg:y="7.051cm">
          <draw:text-box>
            <text:p text:style-name="P14"><text:span text:style-name="T7">middleSectionRightBoundary</text:span></text:p>
          </draw:text-box>
        </draw:frame>
        <draw:frame draw:style-name="gr63" draw:text-style-name="P9" draw:layer="layout" svg:width="8.1cm" svg:height="0.971cm" svg:x="9.6cm" svg:y="11.052cm">
          <draw:text-box>
            <text:p text:style-name="P14"><text:span text:style-name="T7">middleSectionRightBoundary</text:span></text:p>
          </draw:text-box>
        </draw:frame>
        <draw:custom-shape draw:style-name="gr64" draw:text-style-name="P1" draw:layer="layout" svg:width="1.25cm" svg:height="1.75cm" draw:transform="rotate (1.5707963267949) translate (4.5cm 7.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11" draw:layer="layout" svg:width="6.2cm" svg:height="0.962cm" svg:x="2.6cm" svg:y="7.188cm">
          <draw:text-box>
            <text:p text:style-name="P10"><text:span text:style-name="T5">Middle section</text:span></text:p>
          </draw:text-box>
        </draw:frame>
        <draw:custom-shape draw:style-name="gr44" draw:text-style-name="P1" draw:layer="layout" svg:width="1.25cm" svg:height="3.672cm" draw:transform="rotate (1.5707963267949) translate (4.53cm 11.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6" draw:text-style-name="P11" draw:layer="layout" svg:width="6.2cm" svg:height="0.962cm" svg:x="4cm" svg:y="11.188cm">
          <draw:text-box>
            <text:p text:style-name="P10"><text:span text:style-name="T5">Middle section</text:span></text:p>
          </draw:text-box>
        </draw:frame>
        <draw:custom-shape draw:style-name="gr67" draw:text-style-name="P1" draw:layer="layout" svg:width="1.25cm" svg:height="5.469cm" draw:transform="rotate (1.5707963267949) translate (4.531cm 15.3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8" draw:text-style-name="P11" draw:layer="layout" svg:width="6.2cm" svg:height="0.962cm" svg:x="4.2cm" svg:y="15.188cm">
          <draw:text-box>
            <text:p text:style-name="P10"><text:span text:style-name="T5">Middle section</text:span></text:p>
          </draw:text-box>
        </draw:frame>
        <draw:frame draw:style-name="gr69" draw:text-style-name="P13" draw:layer="layout" svg:width="4.45cm" svg:height="0.971cm" svg:x="13.4cm" svg:y="0.951cm">
          <draw:text-box>
            <text:p text:style-name="P12"><text:span text:style-name="T6">pivotValue = 3</text:span></text:p>
          </draw:text-box>
        </draw:frame>
      </draw:page>
      <draw:page draw:name="page3" draw:style-name="dp1" draw:master-page-name="預設">
        <draw:line draw:style-name="gr1" draw:text-style-name="P1" draw:layer="layout" svg:x1="2cm" svg:y1="6cm" svg:x2="19.25cm" svg:y2="6cm">
          <text:p/>
        </draw:line>
        <draw:line draw:style-name="gr1" draw:text-style-name="P1" draw:layer="layout" svg:x1="3cm" svg:y1="36cm" svg:x2="3cm" svg:y2="2cm">
          <text:p/>
        </draw:line>
        <draw:line draw:style-name="gr1" draw:text-style-name="P1" draw:layer="layout" svg:x1="1.987cm" svg:y1="10cm" svg:x2="19.237cm" svg:y2="10cm">
          <text:p/>
        </draw:line>
        <draw:line draw:style-name="gr1" draw:text-style-name="P1" draw:layer="layout" svg:x1="1.974cm" svg:y1="14cm" svg:x2="19.224cm" svg:y2="14cm">
          <text:p/>
        </draw:line>
        <draw:frame draw:style-name="gr70" draw:text-style-name="P3" draw:layer="layout" svg:width="13.5cm" svg:height="1.352cm" svg:x="3.5cm" svg:y="4.75cm">
          <draw:text-box>
            <text:p text:style-name="P2"><text:span text:style-name="T1"><text:s text:c="5"/></text:span><text:span text:style-name="T1">3 <text:s text:c="4"/>3 <text:s text:c="4"/>2 <text:s text:c="4"/>2 <text:s text:c="4"/>4</text:span></text:p>
          </draw:text-box>
        </draw:frame>
        <draw:custom-shape draw:style-name="gr56" draw:text-style-name="P1" draw:layer="layout" svg:width="3.3cm" svg:height="1.75cm" svg:x="4.7cm" svg:y="4.5cm">
          <text:p/>
          <draw:enhanced-geometry svg:viewBox="0 0 21600 21600" draw:type="rectangle" draw:enhanced-path="M 0 0 L 21600 0 21600 21600 0 21600 0 0 Z N"/>
        </draw:custom-shape>
        <draw:frame draw:style-name="gr71" draw:text-style-name="P3" draw:layer="layout" svg:width="1cm" svg:height="1.352cm" svg:x="8.7cm" svg:y="2.55cm">
          <draw:text-box>
            <text:p text:style-name="P2"><text:span text:style-name="T1">i</text:span></text:p>
          </draw:text-box>
        </draw:frame>
        <draw:line draw:style-name="gr5" draw:text-style-name="P1" draw:layer="layout" svg:x1="9.15cm" svg:y1="3.75cm" svg:x2="9.15cm" svg:y2="5cm">
          <text:p/>
        </draw:line>
        <draw:frame draw:style-name="gr72" draw:text-style-name="P3" draw:layer="layout" svg:width="13.5cm" svg:height="1.352cm" svg:x="3.5cm" svg:y="12.791cm">
          <draw:text-box>
            <text:p text:style-name="P2"><text:span text:style-name="T1"><text:s text:c="5"/></text:span><text:span text:style-name="T1">3 <text:s text:c="4"/>3 <text:s text:c="4"/>2 <text:s text:c="4"/>2 <text:s text:c="4"/>4</text:span></text:p>
          </draw:text-box>
        </draw:frame>
        <draw:line draw:style-name="gr1" draw:text-style-name="P1" draw:layer="layout" svg:x1="1.961cm" svg:y1="18.02cm" svg:x2="19.211cm" svg:y2="18.02cm">
          <text:p/>
        </draw:line>
        <draw:frame draw:style-name="gr73" draw:text-style-name="P3" draw:layer="layout" svg:width="13.5cm" svg:height="1.352cm" svg:x="3.487cm" svg:y="16.811cm">
          <draw:text-box>
            <text:p text:style-name="P2"><text:span text:style-name="T1"><text:s text:c="5"/></text:span><text:span text:style-name="T1">2 <text:s text:c="4"/>3 <text:s text:c="4"/>3 <text:s text:c="4"/>2 <text:s text:c="4"/>4</text:span></text:p>
          </draw:text-box>
        </draw:frame>
        <draw:custom-shape draw:style-name="gr11" draw:text-style-name="P1" draw:layer="layout" svg:width="1.05cm" svg:height="1.771cm" svg:x="12.5cm" svg:y="4.5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48cm" svg:y1="22.04cm" svg:x2="19.198cm" svg:y2="22.04cm">
          <text:p/>
        </draw:line>
        <draw:frame draw:style-name="gr74" draw:text-style-name="P3" draw:layer="layout" svg:width="13.5cm" svg:height="1.352cm" svg:x="3.474cm" svg:y="20.831cm">
          <draw:text-box>
            <text:p text:style-name="P2"><text:span text:style-name="T1"><text:s text:c="5"/></text:span><text:span text:style-name="T1">2 <text:s text:c="4"/>3 <text:s text:c="4"/>3 <text:s text:c="4"/>2 <text:s text:c="4"/>5</text:span></text:p>
          </draw:text-box>
        </draw:frame>
        <draw:line draw:style-name="gr20" draw:text-style-name="P1" draw:layer="layout" svg:x1="5.3cm" svg:y1="2.5cm" svg:x2="5.25cm" svg:y2="36cm">
          <text:p/>
        </draw:line>
        <draw:line draw:style-name="gr20" draw:text-style-name="P1" draw:layer="layout" svg:x1="7.3cm" svg:y1="2.5cm" svg:x2="7.3cm" svg:y2="36cm">
          <text:p/>
        </draw:line>
        <draw:line draw:style-name="gr20" draw:text-style-name="P1" draw:layer="layout" svg:x1="9.2cm" svg:y1="2.5cm" svg:x2="9.2cm" svg:y2="36cm">
          <text:p/>
        </draw:line>
        <draw:line draw:style-name="gr20" draw:text-style-name="P1" draw:layer="layout" svg:x1="11.1cm" svg:y1="2.5cm" svg:x2="11.1cm" svg:y2="36cm">
          <text:p/>
        </draw:line>
        <draw:line draw:style-name="gr20" draw:text-style-name="P1" draw:layer="layout" svg:x1="13.1cm" svg:y1="2.5cm" svg:x2="13.1cm" svg:y2="36cm">
          <text:p/>
        </draw:line>
        <draw:line draw:style-name="gr21" draw:text-style-name="P1" draw:layer="layout" svg:x1="1.935cm" svg:y1="35.74cm" svg:x2="19.185cm" svg:y2="35.74cm">
          <text:p/>
        </draw:line>
        <draw:frame draw:style-name="gr75" draw:text-style-name="P5" draw:layer="layout" svg:width="2.274cm" svg:height="0.962cm" svg:x="1.176cm" svg:y="35.631cm">
          <draw:text-box>
            <text:p text:style-name="P4"><text:span text:style-name="T2">index</text:span></text:p>
          </draw:text-box>
        </draw:frame>
        <draw:frame draw:style-name="gr76" draw:text-style-name="P5" draw:layer="layout" svg:width="0.724cm" svg:height="0.962cm" svg:x="4.876cm" svg:y="35.931cm">
          <draw:text-box>
            <text:p text:style-name="P4"><text:span text:style-name="T2">0</text:span></text:p>
          </draw:text-box>
        </draw:frame>
        <draw:frame draw:style-name="gr77" draw:text-style-name="P5" draw:layer="layout" svg:width="0.724cm" svg:height="0.962cm" svg:x="7.076cm" svg:y="35.931cm">
          <draw:text-box>
            <text:p text:style-name="P4"><text:span text:style-name="T2">1</text:span></text:p>
          </draw:text-box>
        </draw:frame>
        <draw:frame draw:style-name="gr78" draw:text-style-name="P5" draw:layer="layout" svg:width="0.724cm" svg:height="0.962cm" svg:x="8.876cm" svg:y="35.931cm">
          <draw:text-box>
            <text:p text:style-name="P4"><text:span text:style-name="T2">2</text:span></text:p>
          </draw:text-box>
        </draw:frame>
        <draw:frame draw:style-name="gr79" draw:text-style-name="P5" draw:layer="layout" svg:width="0.724cm" svg:height="0.962cm" svg:x="10.776cm" svg:y="35.931cm">
          <draw:text-box>
            <text:p text:style-name="P4"><text:span text:style-name="T2">3</text:span></text:p>
          </draw:text-box>
        </draw:frame>
        <draw:frame draw:style-name="gr80" draw:text-style-name="P5" draw:layer="layout" svg:width="0.724cm" svg:height="0.962cm" svg:x="12.676cm" svg:y="35.931cm">
          <draw:text-box>
            <text:p text:style-name="P4"><text:span text:style-name="T2">4</text:span></text:p>
          </draw:text-box>
        </draw:frame>
        <draw:frame draw:style-name="gr81" draw:text-style-name="P3" draw:layer="layout" svg:width="13.5cm" svg:height="1.352cm" svg:x="3.5cm" svg:y="8.75cm">
          <draw:text-box>
            <text:p text:style-name="P2"><text:span text:style-name="T1"><text:s text:c="5"/></text:span><text:span text:style-name="T1">3 <text:s text:c="4"/>3 <text:s text:c="4"/>2 <text:s text:c="4"/>2 <text:s text:c="4"/>4</text:span></text:p>
          </draw:text-box>
        </draw:frame>
        <draw:custom-shape draw:style-name="gr56" draw:text-style-name="P1" draw:layer="layout" svg:width="3.3cm" svg:height="1.75cm" svg:x="6.6cm" svg:y="8.521cm">
          <text:p/>
          <draw:enhanced-geometry svg:viewBox="0 0 21600 21600" draw:type="rectangle" draw:enhanced-path="M 0 0 L 21600 0 21600 21600 0 21600 0 0 Z N"/>
        </draw:custom-shape>
        <draw:frame draw:style-name="gr82" draw:text-style-name="P3" draw:layer="layout" svg:width="1cm" svg:height="1.352cm" svg:x="8.7cm" svg:y="6.571cm">
          <draw:text-box>
            <text:p text:style-name="P2"><text:span text:style-name="T1">i</text:span></text:p>
          </draw:text-box>
        </draw:frame>
        <draw:line draw:style-name="gr5" draw:text-style-name="P1" draw:layer="layout" svg:x1="9.15cm" svg:y1="7.771cm" svg:x2="9.15cm" svg:y2="9.021cm">
          <text:p/>
        </draw:line>
        <draw:custom-shape draw:style-name="gr11" draw:text-style-name="P1" draw:layer="layout" svg:width="1.05cm" svg:height="1.771cm" svg:x="12.5cm" svg:y="8.54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3cm" svg:height="1.75cm" svg:x="6.546cm" svg:y="12.542cm">
          <text:p/>
          <draw:enhanced-geometry svg:viewBox="0 0 21600 21600" draw:type="rectangle" draw:enhanced-path="M 0 0 L 21600 0 21600 21600 0 21600 0 0 Z N"/>
        </draw:custom-shape>
        <draw:frame draw:style-name="gr83" draw:text-style-name="P3" draw:layer="layout" svg:width="1cm" svg:height="1.352cm" svg:x="8.646cm" svg:y="10.592cm">
          <draw:text-box>
            <text:p text:style-name="P2"><text:span text:style-name="T1">i</text:span></text:p>
          </draw:text-box>
        </draw:frame>
        <draw:line draw:style-name="gr5" draw:text-style-name="P1" xml:id="id5" draw:id="id5" draw:layer="layout" svg:x1="9.096cm" svg:y1="11.792cm" svg:x2="9.096cm" svg:y2="13.042cm">
          <text:p/>
        </draw:line>
        <draw:custom-shape draw:style-name="gr11" draw:text-style-name="P1" draw:layer="layout" svg:width="1.05cm" svg:height="1.771cm" svg:x="12.446cm" svg:y="12.562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5.296cm" svg:y1="13.042cm" svg:x2="9.096cm" svg:y2="13.042cm" draw:end-shape="id5" draw:end-glue-point="2" svg:d="M5296 13042h3800" svg:viewBox="0 0 3801 1">
          <text:p/>
        </draw:connector>
        <draw:frame draw:style-name="gr84" draw:text-style-name="P7" draw:layer="layout" svg:width="2.378cm" svg:height="0.962cm" svg:x="5.372cm" svg:y="11.671cm">
          <draw:text-box>
            <text:p text:style-name="P6"><text:span text:style-name="T3">swap</text:span></text:p>
          </draw:text-box>
        </draw:frame>
        <draw:custom-shape draw:style-name="gr56" draw:text-style-name="P1" draw:layer="layout" svg:width="3.3cm" svg:height="1.75cm" svg:x="6.592cm" svg:y="16.563cm">
          <text:p/>
          <draw:enhanced-geometry svg:viewBox="0 0 21600 21600" draw:type="rectangle" draw:enhanced-path="M 0 0 L 21600 0 21600 21600 0 21600 0 0 Z N"/>
        </draw:custom-shape>
        <draw:frame draw:style-name="gr85" draw:text-style-name="P3" draw:layer="layout" svg:width="1cm" svg:height="1.352cm" svg:x="8.592cm" svg:y="14.613cm">
          <draw:text-box>
            <text:p text:style-name="P2"><text:span text:style-name="T1">i</text:span></text:p>
          </draw:text-box>
        </draw:frame>
        <draw:line draw:style-name="gr5" draw:text-style-name="P1" draw:layer="layout" svg:x1="9.042cm" svg:y1="15.813cm" svg:x2="9.042cm" svg:y2="17.063cm">
          <text:p/>
        </draw:line>
        <draw:custom-shape draw:style-name="gr11" draw:text-style-name="P1" draw:layer="layout" svg:width="1.05cm" svg:height="1.771cm" svg:x="12.492cm" svg:y="16.58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3cm" svg:height="1.75cm" svg:x="6.638cm" svg:y="20.584cm">
          <text:p/>
          <draw:enhanced-geometry svg:viewBox="0 0 21600 21600" draw:type="rectangle" draw:enhanced-path="M 0 0 L 21600 0 21600 21600 0 21600 0 0 Z N"/>
        </draw:custom-shape>
        <draw:frame draw:style-name="gr86" draw:text-style-name="P3" draw:layer="layout" svg:width="1cm" svg:height="1.352cm" svg:x="10.638cm" svg:y="18.634cm">
          <draw:text-box>
            <text:p text:style-name="P2"><text:span text:style-name="T1">i</text:span></text:p>
          </draw:text-box>
        </draw:frame>
        <draw:line draw:style-name="gr5" draw:text-style-name="P1" draw:layer="layout" svg:x1="11.088cm" svg:y1="19.834cm" svg:x2="11.088cm" svg:y2="21.084cm">
          <text:p/>
        </draw:line>
        <draw:custom-shape draw:style-name="gr11" draw:text-style-name="P1" draw:layer="layout" svg:width="1.05cm" svg:height="1.771cm" svg:x="12.438cm" svg:y="20.6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35cm" svg:y1="25.961cm" svg:x2="19.185cm" svg:y2="25.961cm">
          <text:p/>
        </draw:line>
        <draw:frame draw:style-name="gr87" draw:text-style-name="P3" draw:layer="layout" svg:width="13.5cm" svg:height="1.352cm" svg:x="3.461cm" svg:y="24.752cm">
          <draw:text-box>
            <text:p text:style-name="P2"><text:span text:style-name="T1"><text:s text:c="5"/></text:span><text:span text:style-name="T1">2 <text:s text:c="4"/>3 <text:s text:c="4"/>3 <text:s text:c="4"/>2 <text:s text:c="4"/>5</text:span></text:p>
          </draw:text-box>
        </draw:frame>
        <draw:custom-shape draw:style-name="gr56" draw:text-style-name="P1" draw:layer="layout" svg:width="3.3cm" svg:height="1.75cm" svg:x="8.525cm" svg:y="24.505cm">
          <text:p/>
          <draw:enhanced-geometry svg:viewBox="0 0 21600 21600" draw:type="rectangle" draw:enhanced-path="M 0 0 L 21600 0 21600 21600 0 21600 0 0 Z N"/>
        </draw:custom-shape>
        <draw:frame draw:style-name="gr88" draw:text-style-name="P3" draw:layer="layout" svg:width="1cm" svg:height="1.352cm" svg:x="10.625cm" svg:y="22.555cm">
          <draw:text-box>
            <text:p text:style-name="P2"><text:span text:style-name="T1">i</text:span></text:p>
          </draw:text-box>
        </draw:frame>
        <draw:line draw:style-name="gr5" draw:text-style-name="P1" draw:layer="layout" svg:x1="11.075cm" svg:y1="23.755cm" svg:x2="11.075cm" svg:y2="25.005cm">
          <text:p/>
        </draw:line>
        <draw:custom-shape draw:style-name="gr11" draw:text-style-name="P1" draw:layer="layout" svg:width="1.05cm" svg:height="1.771cm" svg:x="12.425cm" svg:y="24.5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22cm" svg:y1="29.982cm" svg:x2="19.172cm" svg:y2="29.982cm">
          <text:p/>
        </draw:line>
        <draw:frame draw:style-name="gr89" draw:text-style-name="P3" draw:layer="layout" svg:width="13.5cm" svg:height="1.352cm" svg:x="3.448cm" svg:y="28.773cm">
          <draw:text-box>
            <text:p text:style-name="P2"><text:span text:style-name="T1"><text:s text:c="5"/></text:span><text:span text:style-name="T1">2 <text:s text:c="4"/>3 <text:s text:c="4"/>3 <text:s text:c="4"/>2 <text:s text:c="4"/>5</text:span></text:p>
          </draw:text-box>
        </draw:frame>
        <draw:custom-shape draw:style-name="gr56" draw:text-style-name="P1" draw:layer="layout" svg:width="3.3cm" svg:height="1.75cm" svg:x="8.512cm" svg:y="28.526cm">
          <text:p/>
          <draw:enhanced-geometry svg:viewBox="0 0 21600 21600" draw:type="rectangle" draw:enhanced-path="M 0 0 L 21600 0 21600 21600 0 21600 0 0 Z N"/>
        </draw:custom-shape>
        <draw:frame draw:style-name="gr90" draw:text-style-name="P3" draw:layer="layout" svg:width="1cm" svg:height="1.352cm" svg:x="10.612cm" svg:y="26.576cm">
          <draw:text-box>
            <text:p text:style-name="P2"><text:span text:style-name="T1">i</text:span></text:p>
          </draw:text-box>
        </draw:frame>
        <draw:line draw:style-name="gr5" draw:text-style-name="P1" draw:layer="layout" svg:x1="11.062cm" svg:y1="27.776cm" svg:x2="11.062cm" svg:y2="29.026cm">
          <text:p/>
        </draw:line>
        <draw:custom-shape draw:style-name="gr11" draw:text-style-name="P1" draw:layer="layout" svg:width="1.05cm" svg:height="1.771cm" svg:x="12.412cm" svg:y="28.546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7.296cm" svg:y1="29.042cm" svg:x2="11.096cm" svg:y2="29.042cm" svg:d="M7296 29042h3800" svg:viewBox="0 0 3801 1">
          <text:p/>
        </draw:connector>
        <draw:frame draw:style-name="gr91" draw:text-style-name="P7" draw:layer="layout" svg:width="2.128cm" svg:height="0.962cm" svg:x="7.372cm" svg:y="27.571cm">
          <draw:text-box>
            <text:p text:style-name="P6"><text:span text:style-name="T3">swap</text:span></text:p>
          </draw:text-box>
        </draw:frame>
        <draw:line draw:style-name="gr1" draw:text-style-name="P1" draw:layer="layout" svg:x1="1.909cm" svg:y1="34.003cm" svg:x2="19.159cm" svg:y2="34.003cm">
          <text:p/>
        </draw:line>
        <draw:frame draw:style-name="gr92" draw:text-style-name="P3" draw:layer="layout" svg:width="13.5cm" svg:height="1.352cm" svg:x="3.435cm" svg:y="32.794cm">
          <draw:text-box>
            <text:p text:style-name="P2"><text:span text:style-name="T1"><text:s text:c="5"/></text:span><text:span text:style-name="T1">2 <text:s text:c="4"/>2 <text:s text:c="4"/>3 <text:s text:c="4"/>3 <text:s text:c="4"/>5</text:span></text:p>
          </draw:text-box>
        </draw:frame>
        <draw:custom-shape draw:style-name="gr56" draw:text-style-name="P1" draw:layer="layout" svg:width="3.3cm" svg:height="1.75cm" svg:x="8.499cm" svg:y="32.547cm">
          <text:p/>
          <draw:enhanced-geometry svg:viewBox="0 0 21600 21600" draw:type="rectangle" draw:enhanced-path="M 0 0 L 21600 0 21600 21600 0 21600 0 0 Z N"/>
        </draw:custom-shape>
        <draw:frame draw:style-name="gr93" draw:text-style-name="P3" draw:layer="layout" svg:width="1cm" svg:height="1.352cm" svg:x="10.599cm" svg:y="30.597cm">
          <draw:text-box>
            <text:p text:style-name="P2"><text:span text:style-name="T1">i</text:span></text:p>
          </draw:text-box>
        </draw:frame>
        <draw:line draw:style-name="gr5" draw:text-style-name="P1" draw:layer="layout" svg:x1="11.049cm" svg:y1="31.797cm" svg:x2="11.049cm" svg:y2="33.047cm">
          <text:p/>
        </draw:line>
        <draw:custom-shape draw:style-name="gr11" draw:text-style-name="P1" draw:layer="layout" svg:width="1.05cm" svg:height="1.771cm" svg:x="12.399cm" svg:y="32.56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25cm" svg:height="3cm" draw:transform="rotate (1.5707963267949) translate (3.226cm 18.8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5" draw:text-style-name="P11" draw:layer="layout" svg:width="6.2cm" svg:height="0.962cm" svg:x="1.75cm" svg:y="18.857cm">
          <draw:text-box>
            <text:p text:style-name="P10"><text:span text:style-name="T5">Left most section</text:span></text:p>
          </draw:text-box>
        </draw:frame>
        <draw:custom-shape draw:style-name="gr94" draw:text-style-name="P1" draw:layer="layout" svg:width="1.25cm" svg:height="3cm" draw:transform="rotate (1.5707963267949) translate (3.226cm 22.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11" draw:layer="layout" svg:width="6.2cm" svg:height="0.962cm" svg:x="1.75cm" svg:y="22.837cm">
          <draw:text-box>
            <text:p text:style-name="P10"><text:span text:style-name="T5">Left most section</text:span></text:p>
          </draw:text-box>
        </draw:frame>
        <draw:custom-shape draw:style-name="gr97" draw:text-style-name="P1" draw:layer="layout" svg:width="1.328cm" svg:height="4.211cm" draw:transform="rotate (1.5707963267949) translate (4.05cm 34.8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8" draw:text-style-name="P11" draw:layer="layout" svg:width="6.584cm" svg:height="1.022cm" svg:x="1.708cm" svg:y="26.678cm">
          <draw:text-box>
            <text:p text:style-name="P10"><text:span text:style-name="T5">Left most section</text:span></text:p>
          </draw:text-box>
        </draw:frame>
        <draw:frame draw:style-name="gr99" draw:text-style-name="P11" draw:layer="layout" svg:width="6.584cm" svg:height="1.022cm" svg:x="1.708cm" svg:y="34.678cm">
          <draw:text-box>
            <text:p text:style-name="P10"><text:span text:style-name="T5">Left most section</text:span></text:p>
          </draw:text-box>
        </draw:frame>
        <draw:custom-shape draw:style-name="gr94" draw:text-style-name="P1" draw:layer="layout" svg:width="1.25cm" svg:height="3cm" draw:transform="rotate (1.5707963267949) translate (3.227cm 26.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0" draw:text-style-name="P11" draw:layer="layout" svg:width="6.584cm" svg:height="1.022cm" svg:x="1.708cm" svg:y="30.678cm">
          <draw:text-box>
            <text:p text:style-name="P10"><text:span text:style-name="T5">Left most section</text:span></text:p>
          </draw:text-box>
        </draw:frame>
        <draw:custom-shape draw:style-name="gr94" draw:text-style-name="P1" draw:layer="layout" svg:width="1.25cm" svg:height="3cm" draw:transform="rotate (1.5707963267949) translate (3.228cm 30.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13" draw:layer="layout" svg:width="4.45cm" svg:height="0.971cm" svg:x="13.4cm" svg:y="0.952cm">
          <draw:text-box>
            <text:p text:style-name="P12"><text:span text:style-name="T6">pivotValue =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23:37:00.475581703</meta:creation-date>
    <dc:date>2023-04-03T02:41:16.567401277</dc:date>
    <meta:editing-duration>PT48M49S</meta:editing-duration>
    <meta:editing-cycles>12</meta:editing-cycles>
    <meta:generator>LibreOffice/7.0.4.2$Linux_X86_64 LibreOffice_project/00$Build-2</meta:generator>
    <meta:document-statistic meta:object-count="199"/>
  </office:meta>
</office:document-meta>
</file>